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36.7878in" svg:y="8.3079in">
            <draw:object draw:notify-on-update-of-ranges="Sheet1.J7:Sheet1.M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3" table:default-cell-style-name="ce2"/>
        <table:table-row table:style-name="ro1">
          <table:table-cell table:style-name="ce1" office:value-type="string" calcext:value-type="string">
            <text:p>No.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1.1" calcext:value-type="float">
            <text:p>1.1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2.2" calcext:value-type="float">
            <text:p>2.2</text:p>
          </table:table-cell>
          <table:table-cell table:style-name="ce1" office:value-type="float" office:value="2.4" calcext:value-type="float">
            <text:p>2.4</text:p>
          </table:table-cell>
          <table:table-cell table:style-name="ce1" office:value-type="float" office:value="2.6" calcext:value-type="float">
            <text:p>2.6</text:p>
          </table:table-cell>
          <table:table-cell table:style-name="ce1" office:value-type="float" office:value="2.7" calcext:value-type="float">
            <text:p>2.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000" calcext:value-type="float">
            <text:p>1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620.811" calcext:value-type="float">
            <text:p>51620.811</text:p>
          </table:table-cell>
          <table:table-cell office:value-type="float" office:value="2567.983" calcext:value-type="float">
            <text:p>2567.983</text:p>
          </table:table-cell>
          <table:table-cell office:value-type="float" office:value="1.684" calcext:value-type="float">
            <text:p>1.684</text:p>
          </table:table-cell>
          <table:table-cell office:value-type="float" office:value="282.012" calcext:value-type="float">
            <text:p>282.012</text:p>
          </table:table-cell>
          <table:table-cell office:value-type="float" office:value="52690.582" calcext:value-type="float">
            <text:p>52690.582</text:p>
          </table:table-cell>
          <table:table-cell office:value-type="float" office:value="56093.889" calcext:value-type="float">
            <text:p>56093.889</text:p>
          </table:table-cell>
          <table:table-cell office:value-type="float" office:value="47596.142" calcext:value-type="float">
            <text:p>47596.142</text:p>
          </table:table-cell>
          <table:table-cell office:value-type="float" office:value="50460.88" calcext:value-type="float">
            <text:p>50460.88</text:p>
          </table:table-cell>
          <table:table-cell office:value-type="float" office:value="1.22" calcext:value-type="float">
            <text:p>1.22</text:p>
          </table:table-cell>
          <table:table-cell office:value-type="float" office:value="1.777" calcext:value-type="float">
            <text:p>1.777</text:p>
          </table:table-cell>
          <table:table-cell office:value-type="float" office:value="31.908" calcext:value-type="float">
            <text:p>31.908</text:p>
          </table:table-cell>
          <table:table-cell office:value-type="float" office:value="356.445" calcext:value-type="float">
            <text:p>356.4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607.384" calcext:value-type="float">
            <text:p>25607.384</text:p>
          </table:table-cell>
          <table:table-cell office:value-type="float" office:value="2528.582" calcext:value-type="float">
            <text:p>2528.582</text:p>
          </table:table-cell>
          <table:table-cell office:value-type="float" office:value="1.645" calcext:value-type="float">
            <text:p>1.645</text:p>
          </table:table-cell>
          <table:table-cell office:value-type="float" office:value="88.095" calcext:value-type="float">
            <text:p>88.095</text:p>
          </table:table-cell>
          <table:table-cell office:value-type="float" office:value="52343.821" calcext:value-type="float">
            <text:p>52343.821</text:p>
          </table:table-cell>
          <table:table-cell office:value-type="float" office:value="54164.491" calcext:value-type="float">
            <text:p>54164.491</text:p>
          </table:table-cell>
          <table:table-cell office:value-type="float" office:value="46732.294" calcext:value-type="float">
            <text:p>46732.294</text:p>
          </table:table-cell>
          <table:table-cell office:value-type="float" office:value="52877.53" calcext:value-type="float">
            <text:p>52877.53</text:p>
          </table:table-cell>
          <table:table-cell office:value-type="float" office:value="1.477" calcext:value-type="float">
            <text:p>1.477</text:p>
          </table:table-cell>
          <table:table-cell office:value-type="float" office:value="2.663" calcext:value-type="float">
            <text:p>2.663</text:p>
          </table:table-cell>
          <table:table-cell office:value-type="float" office:value="32.946" calcext:value-type="float">
            <text:p>32.946</text:p>
          </table:table-cell>
          <table:table-cell office:value-type="float" office:value="374.646" calcext:value-type="float">
            <text:p>374.6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7260.413" calcext:value-type="float">
            <text:p>47260.413</text:p>
          </table:table-cell>
          <table:table-cell office:value-type="float" office:value="2636.375" calcext:value-type="float">
            <text:p>2636.375</text:p>
          </table:table-cell>
          <table:table-cell office:value-type="float" office:value="1.645" calcext:value-type="float">
            <text:p>1.645</text:p>
          </table:table-cell>
          <table:table-cell office:value-type="float" office:value="257.656" calcext:value-type="float">
            <text:p>257.656</text:p>
          </table:table-cell>
          <table:table-cell office:value-type="float" office:value="56331.927" calcext:value-type="float">
            <text:p>56331.927</text:p>
          </table:table-cell>
          <table:table-cell office:value-type="float" office:value="49688.471" calcext:value-type="float">
            <text:p>49688.471</text:p>
          </table:table-cell>
          <table:table-cell office:value-type="float" office:value="45683.541" calcext:value-type="float">
            <text:p>45683.541</text:p>
          </table:table-cell>
          <table:table-cell office:value-type="float" office:value="45683.625" calcext:value-type="float">
            <text:p>45683.625</text:p>
          </table:table-cell>
          <table:table-cell office:value-type="float" office:value="1.243" calcext:value-type="float">
            <text:p>1.243</text:p>
          </table:table-cell>
          <table:table-cell office:value-type="float" office:value="2.499" calcext:value-type="float">
            <text:p>2.499</text:p>
          </table:table-cell>
          <table:table-cell office:value-type="float" office:value="34.458" calcext:value-type="float">
            <text:p>34.458</text:p>
          </table:table-cell>
          <table:table-cell office:value-type="float" office:value="377.889" calcext:value-type="float">
            <text:p>377.8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965.222" calcext:value-type="float">
            <text:p>48965.222</text:p>
          </table:table-cell>
          <table:table-cell office:value-type="float" office:value="2625.302" calcext:value-type="float">
            <text:p>2625.302</text:p>
          </table:table-cell>
          <table:table-cell office:value-type="float" office:value="1.645" calcext:value-type="float">
            <text:p>1.645</text:p>
          </table:table-cell>
          <table:table-cell office:value-type="float" office:value="268.84" calcext:value-type="float">
            <text:p>268.84</text:p>
          </table:table-cell>
          <table:table-cell office:value-type="float" office:value="50404.643" calcext:value-type="float">
            <text:p>50404.643</text:p>
          </table:table-cell>
          <table:table-cell office:value-type="float" office:value="51717.081" calcext:value-type="float">
            <text:p>51717.081</text:p>
          </table:table-cell>
          <table:table-cell office:value-type="float" office:value="37599.847" calcext:value-type="float">
            <text:p>37599.847</text:p>
          </table:table-cell>
          <table:table-cell office:value-type="float" office:value="28640.103" calcext:value-type="float">
            <text:p>28640.103</text:p>
          </table:table-cell>
          <table:table-cell office:value-type="float" office:value="1.221" calcext:value-type="float">
            <text:p>1.221</text:p>
          </table:table-cell>
          <table:table-cell office:value-type="float" office:value="2.748" calcext:value-type="float">
            <text:p>2.748</text:p>
          </table:table-cell>
          <table:table-cell office:value-type="float" office:value="33.915" calcext:value-type="float">
            <text:p>33.915</text:p>
          </table:table-cell>
          <table:table-cell office:value-type="float" office:value="388.618" calcext:value-type="float">
            <text:p>388.6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6154.203" calcext:value-type="float">
            <text:p>46154.203</text:p>
          </table:table-cell>
          <table:table-cell office:value-type="float" office:value="2647.294" calcext:value-type="float">
            <text:p>2647.294</text:p>
          </table:table-cell>
          <table:table-cell office:value-type="float" office:value="1.652" calcext:value-type="float">
            <text:p>1.652</text:p>
          </table:table-cell>
          <table:table-cell office:value-type="float" office:value="243.414" calcext:value-type="float">
            <text:p>243.414</text:p>
          </table:table-cell>
          <table:table-cell office:value-type="float" office:value="49279.099" calcext:value-type="float">
            <text:p>49279.099</text:p>
          </table:table-cell>
          <table:table-cell office:value-type="float" office:value="53399.737" calcext:value-type="float">
            <text:p>53399.737</text:p>
          </table:table-cell>
          <table:table-cell office:value-type="float" office:value="56753.319" calcext:value-type="float">
            <text:p>56753.319</text:p>
          </table:table-cell>
          <table:table-cell office:value-type="float" office:value="43998.055" calcext:value-type="float">
            <text:p>43998.055</text:p>
          </table:table-cell>
          <table:table-cell office:value-type="float" office:value="1.111" calcext:value-type="float">
            <text:p>1.111</text:p>
          </table:table-cell>
          <table:table-cell office:value-type="float" office:value="3.075" calcext:value-type="float">
            <text:p>3.075</text:p>
          </table:table-cell>
          <table:table-cell office:value-type="float" office:value="34.244" calcext:value-type="float">
            <text:p>34.244</text:p>
          </table:table-cell>
          <table:table-cell office:value-type="float" office:value="397.744" calcext:value-type="float">
            <text:p>397.744</text:p>
          </table:table-cell>
        </table:table-row>
        <table:table-row table:style-name="ro2">
          <table:table-cell table:style-name="Default"/>
          <table:table-cell table:style-name="Default" table:formula="of:=SUM([.B2:.B6])/5" office:value-type="float" office:value="43921.6066" calcext:value-type="float">
            <text:p>43921.6066</text:p>
          </table:table-cell>
          <table:table-cell table:style-name="Default" table:formula="of:=SUM([.C2:.C6])/5" office:value-type="float" office:value="2601.1072" calcext:value-type="float">
            <text:p>2601.1072</text:p>
          </table:table-cell>
          <table:table-cell table:style-name="Default" table:formula="of:=SUM([.D2:.D6])/5" office:value-type="float" office:value="1.6542" calcext:value-type="float">
            <text:p>1.6542</text:p>
          </table:table-cell>
          <table:table-cell table:style-name="Default" table:formula="of:=SUM([.E2:.E6])/5" office:value-type="float" office:value="228.0034" calcext:value-type="float">
            <text:p>228.0034</text:p>
          </table:table-cell>
          <table:table-cell table:style-name="Default" table:formula="of:=SUM([.F2:.F6])/5" office:value-type="float" office:value="52210.0144" calcext:value-type="float">
            <text:p>52210.0144</text:p>
          </table:table-cell>
          <table:table-cell table:style-name="Default" table:formula="of:=SUM([.G2:.G6])/5" office:value-type="float" office:value="53012.7338" calcext:value-type="float">
            <text:p>53012.7338</text:p>
          </table:table-cell>
          <table:table-cell table:style-name="Default" table:formula="of:=SUM([.H2:.H6])/5" office:value-type="float" office:value="46873.0286" calcext:value-type="float">
            <text:p>46873.0286</text:p>
          </table:table-cell>
          <table:table-cell table:style-name="Default" table:formula="of:=SUM([.I2:.I6])/5" office:value-type="float" office:value="44332.0386" calcext:value-type="float">
            <text:p>44332.0386</text:p>
          </table:table-cell>
          <table:table-cell table:style-name="Default" table:formula="of:=SUM([.J2:.J6])/5" office:value-type="float" office:value="1.2544" calcext:value-type="float">
            <text:p>1.2544</text:p>
          </table:table-cell>
          <table:table-cell table:style-name="Default" table:formula="of:=SUM([.K2:.K6])/5" office:value-type="float" office:value="2.5524" calcext:value-type="float">
            <text:p>2.5524</text:p>
          </table:table-cell>
          <table:table-cell table:style-name="Default" table:formula="of:=SUM([.L2:.L6])/5" office:value-type="float" office:value="33.4942" calcext:value-type="float">
            <text:p>33.4942</text:p>
          </table:table-cell>
          <table:table-cell table:style-name="Default" table:formula="of:=SUM([.M2:.M6])/5" office:value-type="float" office:value="379.0684" calcext:value-type="float">
            <text:p>379.0684</text:p>
          </table:table-cell>
        </table:table-row>
        <table:table-row table:style-name="ro2">
          <table:table-cell table:style-name="Default"/>
          <table:table-cell table:style-name="Default" table:formula="of:=STDEV([.B2:.B6])" office:value-type="float" office:value="10443.4030492989" calcext:value-type="float">
            <text:p>10443.4030492989</text:p>
          </table:table-cell>
          <table:table-cell table:style-name="Default" table:formula="of:=STDEV([.C2:.C6])" office:value-type="float" office:value="50.7925777520692" calcext:value-type="float">
            <text:p>50.7925777521</text:p>
          </table:table-cell>
          <table:table-cell table:style-name="Default" table:formula="of:=STDEV([.D2:.D6])" office:value-type="float" office:value="0.0169322178110253" calcext:value-type="float">
            <text:p>0.0169322178</text:p>
          </table:table-cell>
          <table:table-cell table:style-name="Default" table:formula="of:=STDEV([.E2:.E6])" office:value-type="float" office:value="79.4916354769481" calcext:value-type="float">
            <text:p>79.4916354769</text:p>
          </table:table-cell>
          <table:table-cell table:style-name="Default" table:formula="of:=STDEV([.F2:.F6])" office:value-type="float" office:value="2696.69445248749" calcext:value-type="float">
            <text:p>2696.6944524875</text:p>
          </table:table-cell>
          <table:table-cell table:style-name="Default" table:formula="of:=STDEV([.G2:.G6])" office:value-type="float" office:value="2434.09494641545" calcext:value-type="float">
            <text:p>2434.0949464155</text:p>
          </table:table-cell>
          <table:table-cell table:style-name="Default" table:formula="of:=STDEV([.H2:.H6])" office:value-type="float" office:value="6811.19694588185" calcext:value-type="float">
            <text:p>6811.1969458819</text:p>
          </table:table-cell>
          <table:table-cell table:style-name="Default" table:formula="of:=STDEV([.I2:.I6])" office:value-type="float" office:value="9470.52392809011" calcext:value-type="float">
            <text:p>9470.5239280901</text:p>
          </table:table-cell>
          <table:table-cell table:style-name="Default" table:formula="of:=STDEV([.J2:.J6])" office:value-type="float" office:value="0.134669224398153" calcext:value-type="float">
            <text:p>0.1346692244</text:p>
          </table:table-cell>
          <table:table-cell table:style-name="Default" table:formula="of:=STDEV([.K2:.K6])" office:value-type="float" office:value="0.481585714073829" calcext:value-type="float">
            <text:p>0.4815857141</text:p>
          </table:table-cell>
          <table:table-cell table:style-name="Default" table:formula="of:=STDEV([.L2:.L6])" office:value-type="float" office:value="1.05885985852709" calcext:value-type="float">
            <text:p>1.0588598585</text:p>
          </table:table-cell>
          <table:table-cell table:style-name="Default" table:formula="of:=STDEV([.M2:.M6])" office:value-type="float" office:value="15.5943878462734" calcext:value-type="float">
            <text:p>15.59438784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2">00/00/0000</text:date>, <text:time style:data-style-name="N2" text:time-value="14:46:20.9217527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2T13:34:01.205258745</meta:creation-date>
    <dc:date>2016-02-12T15:40:57.009426352</dc:date>
    <meta:editing-duration>PT4M18S</meta:editing-duration>
    <meta:editing-cycles>2</meta:editing-cycles>
    <meta:generator>LibreOffice/4.2.8.2$Linux_X86_64 LibreOffice_project/420m0$Build-2</meta:generator>
    <meta:document-statistic meta:table-count="1" meta:cell-count="10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03cm" svg:y="4.201cm" style:legend-expansion="high" chart:style-name="ch2"/>
        <chart:plot-area chart:style-name="ch3" table:cell-range-address="Sheet1.J7:Sheet1.M7" svg:x="0.32cm" svg:y="0.18cm" svg:width="13.063cm" svg:height="8.64cm">
          <chartooo:coordinate-region svg:x="1.127cm" svg:y="0.38cm" svg:width="12.016cm" svg:height="7.793cm"/>
          <chart:axis chart:dimension="x" chart:name="primary-x" chart:style-name="ch4"/>
          <chart:axis chart:dimension="y" chart:name="primary-y" chart:style-name="ch4"/>
          <chart:series chart:style-name="ch5" chart:values-cell-range-address="Sheet1.J7:Sheet1.M7" chart:class="chart:scatter">
            <chart:data-point chart:repeated="4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1.2544">
                <text:p>1.2544</text:p>
                <draw:g>
                  <svg:desc>Sheet1.J7:Sheet1.M7</svg:desc>
                </draw:g>
              </table:table-cell>
              <table:table-cell office:value-type="float" office:value="2.5524">
                <text:p>2.5524</text:p>
              </table:table-cell>
              <table:table-cell office:value-type="float" office:value="33.4942">
                <text:p>33.4942</text:p>
              </table:table-cell>
              <table:table-cell office:value-type="float" office:value="379.0684">
                <text:p>379.06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